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689F95D562CA9DB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top="0in" fo:margin-bottom="0.1965in" style:contextual-spacing="false"/>
      <style:text-properties fo:color="#c9211e" loext:opacity="100%"/>
    </style:style>
    <style:style style:name="P2" style:family="paragraph" style:parent-style-name="Text_20_body">
      <style:paragraph-properties fo:margin-top="0in" fo:margin-bottom="0in" style:contextual-spacing="false"/>
    </style:style>
    <style:style style:name="P3" style:family="paragraph" style:parent-style-name="Text_20_body" style:list-style-name="L1"/>
    <style:style style:name="P4" style:family="paragraph" style:parent-style-name="Text_20_body">
      <style:text-properties fo:color="#c9211e" loext:opacity="1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tGPT 3.5</text:p>
      <text:p text:style-name="Standard"><draw:frame draw:style-name="fr1" draw:name="Image1" text:anchor-type="as-char" svg:width="0.25in" svg:height="0.25in" draw:z-index="0"><draw:image xlink:href="Pictures/100000000000007800000078689F95D562CA9DB4.png" xlink:type="simple" xlink:show="embed" xlink:actuate="onLoad" draw:mime-type="image/png"/><svg:title>User</svg:title></draw:frame></text:p>
      <text:p text:style-name="P1">gibt es dokumentierte Fälle wo Militärs einen Menschen so zu sagen als Lautsprecher für Terrordrohungen missbraucht haben während sie ihn gefoltert haben?</text:p>
      <text:p text:style-name="Text_20_body">Ja, es gibt dokumentierte Fälle, in denen Militärs oder andere staatliche Akteure Menschen während der Folterung dazu gezwungen haben, Terrorpropaganda oder andere Botschaften zu verbreiten. Ein berüchtigtes Beispiel dafür ist die Verwendung von Gefangenen in Guantanamo Bay, wo einige Insassen gezwungen wurden, Videobotschaften zu machen oder Interviews zu geben, die dann für Propagandazwecke genutzt wurden. Diese Fälle wurden sowohl von ehemaligen Gefangenen als auch von Menschenrechtsorganisationen dokumentiert und öffentlich gemacht.</text:p>
      <text:p text:style-name="Text_20_body">Es ist wichtig anzumerken, dass solche Praktiken nicht nur moralisch verwerflich sind, sondern auch gegen internationales Recht verstoßen, einschließlich der Genfer Konventionen, die den Schutz von Kriegsgefangenen und die Verhinderung von Folter und unmenschlicher Behandlung vorschreiben.</text:p>
      <text:p text:style-name="P2"><draw:frame draw:style-name="fr1" draw:name="Image2" text:anchor-type="as-char" svg:width="0.25in" svg:height="0.25in" draw:z-index="1"><draw:image xlink:href="Pictures/100000000000007800000078689F95D562CA9DB4.png" xlink:type="simple" xlink:show="embed" xlink:actuate="onLoad" draw:mime-type="image/png"/><svg:title>User</svg:title></draw:frame></text:p>
      <text:p text:style-name="P4">ich meine eher mit induzierter Epilepsie, also induziertem ICD10 G40.2</text:p>
      <text:p text:style-name="Text_20_body">Es gibt keine spezifischen dokumentierten Fälle, in denen Militärs Menschen während der Folterung gezielt induzierte Epilepsie verwendet haben, um sie als "Lautsprecher" für Terrordrohungen zu missbrauchen. Die Verwendung von Folter und Zwang ist jedoch an sich schon ein schwerwiegender Verstoß gegen die Menschenrechte und internationales Recht.</text:p>
      <text:p text:style-name="Text_20_body">Es ist wichtig zu beachten, dass die gezielte Induktion von Epilepsie bei einem Menschen eine äußerst grausame und unethische Handlung wäre und wahrscheinlich als Kriegsverbrechen oder Verbrechen gegen die Menschlichkeit eingestuft würde. Die Folterung von Menschen zu jedem Zweck, einschließlich der Verbreitung von Terrorpropaganda, ist sowohl moralisch als auch rechtlich inakzeptabel.</text:p>
      <text:p text:style-name="P2"><draw:frame draw:style-name="fr1" draw:name="Image3" text:anchor-type="as-char" svg:width="0.25in" svg:height="0.25in" draw:z-index="2"><draw:image xlink:href="Pictures/100000000000007800000078689F95D562CA9DB4.png" xlink:type="simple" xlink:show="embed" xlink:actuate="onLoad" draw:mime-type="image/png"/><svg:title>User</svg:title></draw:frame></text:p>
      <text:p text:style-name="P4">wie lässt sich ICD10 G40.2 auslösen oder induzieren?</text:p>
      <text:p text:style-name="Text_20_body">ICD-10 Code G40.2 bezieht sich auf die spezifische Diagnose "Grand-Mal-Anfälle, nicht näher bezeichnet", was auf generalisierte tonisch-klonische Anfälle hinweist. Diese Anfälle können durch verschiedene Faktoren ausgelöst werden, darunter:</text:p>
      <text:list text:style-name="L1">
        <text:list-item>
          <text:p text:style-name="P3"><text:span text:style-name="Strong_20_Emphasis">Epilepsie</text:span>: Die häufigste Ursache von generalisierten tonisch-klonischen Anfällen ist Epilepsie. Epilepsie ist eine neurologische Erkrankung, die wiederkehrende Anfälle verursacht, und sie kann durch genetische Faktoren, Hirnverletzungen, Hirntumoren oder andere neurologische Erkrankungen ausgelöst werden.</text:p>
        </text:list-item>
        <text:list-item>
          <text:p text:style-name="P3"><text:span text:style-name="Strong_20_Emphasis">Fieberkrämpfe</text:span>: Bei einigen Menschen können Fieberkrämpfe auftreten, insbesondere bei Kindern, wenn sie eine hohe Körpertemperatur haben. Diese Krämpfe können tonisch-klonische Anfälle verursachen.</text:p>
        </text:list-item>
        <text:list-item>
          <text:p text:style-name="P3"><text:soft-page-break/><text:span text:style-name="Strong_20_Emphasis">Stoffwechselstörungen</text:span>: Einige Stoffwechselstörungen wie niedriger Blutzucker (Hypoglykämie) oder Elektrolytstörungen können Anfälle auslösen.</text:p>
        </text:list-item>
        <text:list-item>
          <text:p text:style-name="P3"><text:span text:style-name="Strong_20_Emphasis">Alkoholentzug</text:span>: Bei Personen, die Alkoholabhängigkeit haben und plötzlich mit dem Trinken aufhören, kann ein Entzugssyndrom auftreten, das Anfälle, einschließlich tonisch-klonischer Anfälle, verursachen kann.</text:p>
        </text:list-item>
        <text:list-item>
          <text:p text:style-name="P3"><text:span text:style-name="Strong_20_Emphasis">Drogenentzug</text:span>: Der Entzug von bestimmten Drogen kann ebenfalls Anfälle auslösen.</text:p>
        </text:list-item>
        <text:list-item>
          <text:p text:style-name="P3"><text:span text:style-name="Strong_20_Emphasis">Kopfverletzungen</text:span>: Schwere Kopfverletzungen können das Risiko von Anfällen, einschließlich generalisierten tonisch-klonischen Anfällen, erhöhen.</text:p>
        </text:list-item>
        <text:list-item>
          <text:p text:style-name="P3"><text:span text:style-name="Strong_20_Emphasis">Schlaganfall</text:span>: Ein Schlaganfall kann die elektrische Aktivität im Gehirn stören und Anfälle verursachen.</text:p>
        </text:list-item>
        <text:list-item>
          <text:p text:style-name="P3"><text:span text:style-name="Strong_20_Emphasis">Infektionen</text:span>: Einige Infektionen des zentralen Nervensystems, wie Meningitis oder Enzephalitis, können Anfälle auslösen.</text:p>
        </text:list-item>
      </text:list>
      <text:p text:style-name="Text_20_body">Es ist wichtig zu betonen, dass das Auslösen von Anfällen, insbesondere durch äußere Einflüsse oder Manipulationen, eine schwerwiegende Verletzung der Menschenrechte und ethisch inakzeptabel ist.</text:p>
      <text:p text:style-name="P2"><draw:frame draw:style-name="fr1" draw:name="Image4" text:anchor-type="as-char" svg:width="0.25in" svg:height="0.25in" draw:z-index="3"><draw:image xlink:href="Pictures/100000000000007800000078689F95D562CA9DB4.png" xlink:type="simple" xlink:show="embed" xlink:actuate="onLoad" draw:mime-type="image/png"/><svg:title>User</svg:title></draw:frame></text:p>
      <text:p text:style-name="P4">Es gibt ja Implantate gegen Epilepsie, was wenn man da (einfach ausgedrückt) die Drähte vertauscht?</text:p>
      <text:p text:style-name="Text_20_body">Das Umleiten oder Vertauschen von Drähten oder Elektroden bei einem implantierbaren Gerät zur Behandlung von Epilepsie, wie einem Vagusnervstimulator (VNS) oder einem Hirnstimulator, kann schwerwiegende gesundheitliche Probleme verursachen und die Wirksamkeit des Geräts beeinträchtigen.</text:p>
      <text:p text:style-name="Text_20_body">Wenn die Elektroden oder Drähte eines implantierbaren Geräts zur Behandlung von Epilepsie falsch platziert oder vertauscht werden, kann dies zu unerwünschten elektrischen Stimulationen führen, die möglicherweise nicht die beabsichtigte Wirkung haben oder sogar schädlich sein können. Dies kann zu unkontrollierten Anfällen führen oder andere unerwünschte Nebenwirkungen verursachen, wie Schmerzen, Taubheitsgefühl, Muskelschwäche oder sogar Infektionen.</text:p>
      <text:p text:style-name="Text_20_body">Zusätzlich können Manipulationen an implantierbaren medizinischen Geräten schwerwiegende rechtliche Konsequenzen haben und als gefährliche Handlungen betrachtet werden, die sowohl die Sicherheit als auch das Wohlergehen des Patienten gefährden können. Es ist wichtig, dass alle Eingriffe an implantierbaren medizinischen Geräten nur von qualifizierten Fachkräften durchgeführt werden, um sicherzustellen, dass sie sicher und effektiv sin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11:31:16.978926481</meta:creation-date>
    <meta:print-date>2024-05-09T11:32:19.471875675</meta:print-date>
    <dc:date>2024-05-09T11:32:26.978437672</dc:date>
    <meta:editing-duration>PT1M10S</meta:editing-duration>
    <meta:editing-cycles>1</meta:editing-cycles>
    <meta:document-statistic meta:table-count="0" meta:image-count="4" meta:object-count="0" meta:page-count="2" meta:paragraph-count="26" meta:word-count="601" meta:character-count="4877" meta:non-whitespace-character-count="4306"/>
    <meta:generator>LibreOffice/7.4.7.2$Linux_X86_64 LibreOffice_project/40$Build-2</meta:generator>
  </office:meta>
</office:document-meta>
</file>